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85cm" fo:min-width="4.1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75cm" fo:min-width="4.1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2.75cm" fo:min-width="7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35cm" fo:min-width="4.5cm"/>
    </style:style>
    <style:style style:name="gr5" style:family="graphic" style:parent-style-name="text">
      <style:graphic-properties draw:textarea-vertical-align="middle" draw:auto-grow-height="false" fo:min-height="1.1cm" fo:min-width="1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05cm" fo:min-width="1cm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1.85cm" fo:min-width="3.7cm"/>
    </style:style>
    <style:style style:name="gr8" style:family="graphic" style:parent-style-name="text">
      <style:graphic-properties draw:textarea-horizontal-align="justify" draw:textarea-vertical-align="middle" draw:auto-grow-height="false" fo:min-height="0.9cm" fo:min-width="0.7cm"/>
    </style:style>
    <style:style style:name="gr9" style:family="graphic" style:parent-style-name="headline">
      <style:graphic-properties draw:textarea-vertical-align="middle" draw:auto-grow-height="false" fo:min-height="1.35cm" fo:min-width="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4.6cm" svg:height="2.1cm" svg:x="6.1cm" svg:y="1.4cm">
          <text:p text:style-name="P1">plfs_close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cm" svg:x="6.1cm" svg:y="5cm">
          <text:p text:style-name="P1">backing_path(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5cm" svg:height="3cm" svg:x="4.7cm" svg:y="8.4cm">
          <text:p text:style-name="P1">ret = fd-&gt;close()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cm" svg:height="2.6cm" svg:x="5.9cm" svg:y="18.5cm">
          <text:p text:style-name="P1">Delete f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2.7cm" svg:x="7.1cm" svg:y="12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3cm" svg:height="2.6cm" svg:x="6.9cm" svg:y="14cm">
          <text:p text:style-name="P1">num_ref &lt;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xml:id="id6" draw:id="id6" draw:layer="layout" svg:width="4.2cm" svg:height="2.1cm" svg:x="6.3cm" svg:y="23.5cm">
          <text:p text:style-name="P1">Return r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cm" svg:height="2.3cm" svg:x="6.3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4.5cm" svg:height="1.6cm" svg:x="12.6cm" svg:y="6.6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8.4cm" svg:y1="3.5cm" svg:x2="8.4cm" svg:y2="5cm" draw:start-shape="id1" draw:end-shape="id2" draw:end-glue-point="0" svg:d="M8400 3500v1500" svg:viewBox="0 0 1 1501">
          <text:p/>
        </draw:connector>
        <draw:connector draw:style-name="gr10" draw:text-style-name="P2" draw:layer="layout" draw:type="line" svg:x1="8.4cm" svg:y1="7cm" svg:x2="8.45cm" svg:y2="8.4cm" draw:start-shape="id2" draw:end-shape="id3" svg:d="M8400 7000l50 1400" svg:viewBox="0 0 51 1401">
          <text:p/>
        </draw:connector>
        <draw:connector draw:style-name="gr10" draw:text-style-name="P2" draw:layer="layout" draw:type="line" svg:x1="8.45cm" svg:y1="11.4cm" svg:x2="8.4cm" svg:y2="14cm" draw:start-shape="id3" draw:start-glue-point="2" draw:end-shape="id4" svg:d="M8450 11400l-50 2600" svg:viewBox="0 0 51 2601">
          <text:p/>
        </draw:connector>
        <draw:connector draw:style-name="gr10" draw:text-style-name="P2" draw:layer="layout" draw:type="line" svg:x1="8.4cm" svg:y1="16.6cm" svg:x2="8.4cm" svg:y2="18.5cm" draw:start-shape="id4" draw:start-glue-point="6" draw:end-shape="id5" svg:d="M8400 16600v1900" svg:viewBox="0 0 1 1901">
          <text:p/>
        </draw:connector>
        <draw:connector draw:style-name="gr10" draw:text-style-name="P2" draw:layer="layout" draw:type="line" svg:x1="8.4cm" svg:y1="21.1cm" svg:x2="8.4cm" svg:y2="23.5cm" draw:start-shape="id5" draw:start-glue-point="2" draw:end-shape="id6" svg:d="M8400 21100v2400" svg:viewBox="0 0 1 2401">
          <text:p/>
        </draw:connector>
        <draw:connector draw:style-name="gr10" draw:text-style-name="P2" draw:layer="layout" draw:line-skew="1.899cm" svg:x1="9.9cm" svg:y1="15.3cm" svg:x2="10.5cm" svg:y2="24.55cm" draw:start-shape="id4" draw:start-glue-point="7" draw:end-shape="id6" svg:d="M9900 15300h3000v9250h-2400" svg:viewBox="0 0 3001 9251">
          <text:p/>
        </draw:connector>
        <draw:frame draw:style-name="gr11" draw:text-style-name="P3" draw:layer="layout" svg:width="1.311cm" svg:height="0.962cm" svg:x="13.8cm" svg:y="18.2cm">
          <draw:text-box>
            <text:p>No</text:p>
          </draw:text-box>
        </draw:frame>
        <draw:frame draw:style-name="gr11" draw:text-style-name="P3" draw:layer="layout" svg:width="1.535cm" svg:height="0.962cm" svg:x="6.065cm" svg:y="16.7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20:45:49.053126782</meta:creation-date>
    <dc:date>2020-08-05T21:14:04.779578565</dc:date>
    <meta:editing-duration>PT28M12S</meta:editing-duration>
    <meta:editing-cycles>8</meta:editing-cycles>
    <meta:generator>LibreOffice/6.0.7.3$Linux_X86_64 LibreOffice_project/00m0$Build-3</meta:generator>
    <meta:document-statistic meta:object-count="17"/>
  </office:meta>
</office:document-meta>
</file>